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style:text-underline-style="solid" style:text-underline-width="auto" style:text-underline-color="font-color" officeooo:rsid="001913f0" officeooo:paragraph-rsid="001913f0"/>
    </style:style>
    <style:style style:name="P2" style:family="paragraph" style:parent-style-name="Standard">
      <style:paragraph-properties fo:text-align="justify" style:justify-single-word="false"/>
      <style:text-properties style:font-name="Cantarell" style:text-underline-style="solid" style:text-underline-width="auto" style:text-underline-color="font-color" officeooo:rsid="001a6d64" officeooo:paragraph-rsid="001a6d64"/>
    </style:style>
    <style:style style:name="P3" style:family="paragraph" style:parent-style-name="Standard">
      <style:paragraph-properties fo:text-align="justify" style:justify-single-word="false"/>
      <style:text-properties style:font-name="Cantarell" style:text-underline-style="solid" style:text-underline-width="auto" style:text-underline-color="font-color" officeooo:rsid="001aaa43" officeooo:paragraph-rsid="001aaa43"/>
    </style:style>
    <style:style style:name="T1" style:family="text">
      <style:text-properties style:text-underline-style="none"/>
    </style:style>
    <style:style style:name="T2" style:family="text">
      <style:text-properties style:text-underline-style="none" officeooo:rsid="001a0600"/>
    </style:style>
    <style:style style:name="T3" style:family="text">
      <style:text-properties style:text-underline-style="none" fo:font-weight="bold" officeooo:rsid="001a0600" style:font-weight-asian="bold" style:font-weight-complex="bold"/>
    </style:style>
    <style:style style:name="T4" style:family="text">
      <style:text-properties style:text-underline-style="none" fo:font-weight="normal" officeooo:rsid="001a0600" style:font-weight-asian="normal" style:font-weight-complex="normal"/>
    </style:style>
    <style:style style:name="T5" style:family="text">
      <style:text-properties style:text-underline-style="none" fo:font-weight="normal" officeooo:rsid="001a6d64" style:font-weight-asian="normal" style:font-weight-complex="normal"/>
    </style:style>
    <style:style style:name="T6" style:family="text">
      <style:text-properties style:text-underline-style="none" fo:font-weight="bold" officeooo:rsid="001a6d64" style:font-weight-asian="bold" style:font-weight-complex="bold"/>
    </style:style>
    <style:style style:name="T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text:p>
      <text:p text:style-name="P1"><text:span text:style-name="T1"/></text:p>
      <text:p text:style-name="P1"><text:span text:style-name="T1">Difficulté n°1 : Afficher le graphe dans l’interface graphique.</text:span></text:p>
      <text:p text:style-name="P1"><text:span text:style-name="T1"><text:tab/>Grâce à matplotlib, j’ai vu qu’on pouvait exporter un graphe sous format .png, donc j’ai fai tout un système pour exporter le graphe en image, puis grâce au module python Pillow, j’ouvrais cette image que j’afficher grâce à Custom Tkinter. Ce sytème posait problème pour plusieurs raisons : </text:span></text:p>
      <text:p text:style-name="P1"><text:span text:style-name="T1">- peu efficace et rapide : l’étape d’exportation en image puis son ouverture demandait pas mal de temps ;</text:span></text:p>
      <text:p text:style-name="P1"><text:span text:style-name="T1">- peu fiable car pour l’ouverture de l’image, il était nécessaire d’utiliser son chemin d’accès, ce qui était une source de bug supplémentaire car la disposition des fichiers changeaient d’un ordinateur à un autre ;</text:span></text:p>
      <text:p text:style-name="P1"><text:span text:style-name="T1">- nécessitait une installation supplémentaire pour le module Pillow qui n’est pas à natif à python.</text:span></text:p>
      <text:p text:style-name="P1"><text:span text:style-name="T1">La solution à ce problème a été d’utiliser l’objet de matplotlib : les Figures. Cet objet peut être défini comme un canvas sur lequel on dessine les graphiques dont on a besoin. L’avantage de ce sytème est que comme matplotlib.Figure est un objet python : on peut le renvoyer grâce à une fonction, et il peut être affiché par Custom Tkinter sans module tierce. L’affichage du graphique se fait maintenant plus rapidement et plus sécuritairement car il n’y a plus d’utilisation de chemin d’accès à des fichiers et d’exportation en image.</text:span></text:p>
      <text:p text:style-name="P1"><text:span text:style-name="T1"/></text:p>
      <text:p text:style-name="P1"><text:span text:style-name="T1">Difficulté n°2 : Requête pour connaître les rangs (classements) d’un prénom au fil des années</text:span></text:p>
      <text:p text:style-name="P1"><text:span text:style-name="T1"><text:tab/>Pour étudier et donner une image de la popularité/proportion de personne née avec tel prénom, nous avons eu l’idée de faire un graphe </text:span><text:span text:style-name="T2">qui affiche les classements d’un prénom donné au fil des années. Pour ce faire, j’ai premièrement utilisé en SQL le mot clé </text:span><text:span text:style-name="T3">RANK() OVER </text:span><text:span text:style-name="T4">qui permet, qu’une fois que les données soit triées selon le nombre de naissances, de récupérer le rang du prénom voulu. Cette première requête ne fonctionnait que sur une année, donc à l’aide d’une boucle </text:span><text:span text:style-name="T3">for</text:span><text:span text:style-name="T4"> j’exécutais cette requête pour chaque année possible, soit 123 requêtes au total pour un graphe. Le problème était l’efficacité de la création du graphe qui prenait 5 secondes par prénom pour s’afficher. Pour résoudre le problème, j’ai d’abord fait un dictionnaire contenant les informations nécessaires à la création du graphe pour les prénoms déjà sélectionnés pour éviter de récuperer une nouvelle fois des données déjà obtenue. Je me suis en suite renseigné sur la documentation SQL, et j’ai découvert le </text:span><text:span text:style-name="T5">mot le clé </text:span><text:span text:style-name="T6">PARTITION BY</text:span><text:span text:style-name="T5"> qui permet de partition le résultat d’une requête, et d’effectuer le même tri de donnée sur chacune des partition. J’ai donc partitionné selon les années, puis récupérer le rang du prénom sur chaque année. Cela à permit de rendre la création du graphe plus rapide (plus qu’une seconde par prénom).</text:span></text:p>
      <text:p text:style-name="P1"><text:span text:style-name="T5"/></text:p>
      <text:p text:style-name="P2"><text:span text:style-name="T7">Difficulté n°3 : Mauvais affichage du graphe selon les prénoms choisis</text:span></text:p>
      <text:p text:style-name="P2"><text:span text:style-name="T7"><text:tab/>Lorsque l’on choisissait des prénoms avec des parties en commum (ex : Jean-Michel et Michel, Jean et Jean-Gabriel), le graphique devenait aléatoire et incompréhensible avec beaucoups de lignes à l’horizontal car les abscisses étaient désorganisée passant de 2009 à 1904. Le problème a été de comprendre pouquoi il y avait ce désordre dans les abscisses. Pour résoudre le problème, je me suis rendu compte que les années (qui servent d’abscisses aux graphes) sont des chaînes de caractères, et donc leur ordre qui est pris en charge par matplotlib était mauvais. Donc au préalable, toutes les années sont converties entier dans une liste triée, puis on récupère dans le dictionnaire les naissances associées à chaque anné.</text:span></text:p>
      <text:p text:style-name="P3"><text:soft-page-break/><text:span text:style-name="T7">Points positif : </text:span></text:p>
      <text:p text:style-name="P3"><text:span text:style-name="T7">Projet très complet qui m’a permis de faire des choses qui m’intèressent beacoup (graphes et traîtement de données)</text:span></text:p>
      <text:p text:style-name="P3"><text:span text:style-name="T7">Prise de plaisir de rendre une base de données interactive car on peut partager ce projet avec des personnes qui ne font pas de la programmation</text:span></text:p>
      <text:p text:style-name="P3"><text:span text:style-name="T7"/></text:p>
      <text:p text:style-name="P3"><text:span text:style-name="T7">Points négatif :</text:span></text:p>
      <text:p text:style-name="P3"><text:span text:style-name="T7">On avance un peu à l’aveugle sur certains points car le barème et les exigences ne sont pas explicitement et rigoureuresement décrits</text:span></text:p>
      <text:p text:style-name="P3"><text:span text:style-name="T7">Rendre se projet au milieu de la deuxième semain des vacances fait que je n’ai ni pu profiter de mes vacances la première semaine, ni pu profiter de participer au projet comme j’aurais pu le fai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44:15.483226705</meta:creation-date>
    <meta:generator>LibreOffice/24.8.6.2$Linux_X86_64 LibreOffice_project/480$Build-2</meta:generator>
    <dc:date>2025-04-16T10:37:24.871051015</dc:date>
    <meta:editing-duration>PT38M28S</meta:editing-duration>
    <meta:editing-cycles>3</meta:editing-cycles>
    <meta:document-statistic meta:table-count="0" meta:image-count="0" meta:object-count="0" meta:page-count="2" meta:paragraph-count="17" meta:word-count="687" meta:character-count="4136" meta:non-whitespace-character-count="3461"/>
  </office:meta>
</office:document-meta>
</file>